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1cm" fo:min-width="2.6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4" style:family="graphic" style:parent-style-name="standard">
      <style:graphic-properties svg:stroke-width="0.053cm" svg:stroke-color="#224b12" draw:marker-start-width="0.279cm" draw:marker-end-width="0.279cm" svg:stroke-opacity="100%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color="#0d1f63" draw:fill-color="#468a1a" draw:opacity="100%" draw:textarea-horizontal-align="justify" draw:textarea-vertical-align="middle" draw:auto-grow-height="false" fo:min-height="0.882cm" fo:min-width="0.632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svg:stroke-color="#224b1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224b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53cm" fo:min-width="0.60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35cm" fo:min-width="1.5cm"/>
    </style:style>
    <style:style style:name="gr12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1" draw:opacity="50%" draw:textarea-horizontal-align="justify" draw:textarea-vertical-align="middle" draw:auto-grow-height="false" fo:min-height="1.67cm" fo:min-width="10.02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35cm" fo:min-width="1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54cm" fo:min-width="0.603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58cm" fo:min-width="0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159cm" fo:min-width="0.4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2cm" fo:min-width="0cm"/>
      <style:paragraph-properties style:writing-mode="lr-tb"/>
    </style:style>
    <style:style style:name="P1" style:family="paragraph">
      <loext:graphic-properties draw:fill-color="#bce4e5"/>
      <style:paragraph-properties fo:text-align="center"/>
      <style:text-properties style:font-name="Ubuntu" fo:font-size="20pt"/>
    </style:style>
    <style:style style:name="P2" style:family="paragraph">
      <style:paragraph-properties fo:text-align="center"/>
      <style:text-properties style:font-name="Ubuntu" fo:font-size="2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20pt" fo:font-style="italic" style:font-style-asian="italic" style:font-style-complex="italic"/>
    </style:style>
    <style:style style:name="P4" style:family="paragraph">
      <style:text-properties style:font-name="Ubuntu" fo:font-size="20pt"/>
    </style:style>
    <style:style style:name="P5" style:family="paragraph">
      <loext:graphic-properties draw:fill="none" draw:fill-color="#ffffff"/>
      <style:paragraph-properties style:writing-mode="lr-tb"/>
      <style:text-properties style:font-name="Ubuntu" fo:font-size="20pt"/>
    </style:style>
    <style:style style:name="P6" style:family="paragraph">
      <style:paragraph-properties fo:text-align="center" style:writing-mode="lr-tb"/>
      <style:text-properties fo:color="#ffffff" style:font-name="Ubuntu" fo:font-size="16pt"/>
    </style:style>
    <style:style style:name="P7" style:family="paragraph">
      <loext:graphic-properties draw:fill-color="#468a1a" draw:opacity="100%"/>
      <style:paragraph-properties fo:text-align="center" style:writing-mode="lr-tb"/>
      <style:text-properties fo:color="#ffffff" style:font-name="Ubuntu" fo:font-size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9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10" style:family="paragraph">
      <loext:graphic-properties draw:fill="none"/>
      <style:paragraph-properties fo:text-align="center"/>
      <style:text-properties style:font-name="Ubuntu"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2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3" style:family="paragraph">
      <style:paragraph-properties fo:text-align="center" style:writing-mode="lr-tb"/>
      <style:text-properties style:font-name="Ubuntu" fo:font-size="20pt"/>
    </style:style>
    <style:style style:name="P14" style:family="paragraph">
      <loext:graphic-properties draw:fill="gradient" draw:fill-gradient-name="Gradient_20_1" draw:opacity="50%"/>
      <style:paragraph-properties fo:text-align="center" style:writing-mode="lr-tb"/>
      <style:text-properties style:font-name="Ubuntu" fo:font-size="20pt"/>
    </style:style>
    <style:style style:name="P15" style:family="paragraph">
      <loext:graphic-properties draw:fill="none"/>
      <style:paragraph-properties fo:text-align="center" style:writing-mode="lr-tb"/>
      <style:text-properties style:font-name="Ubuntu"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20pt"/>
    </style:style>
    <style:style style:name="P17" style:family="paragraph">
      <loext:graphic-properties draw:fill="gradient" draw:fill-gradient-name="Gradient_20_1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2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"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cm" svg:height="1.6cm" svg:x="6.2cm" svg:y="6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108cm" svg:height="1.201cm" svg:x="21.36cm" svg:y="6.728cm">
          <draw:text-box>
            <text:p text:style-name="P2"><text:span text:style-name="T1">Output</text:span></text:p>
          </draw:text-box>
        </draw:frame>
        <draw:frame draw:style-name="gr3" draw:text-style-name="P5" draw:layer="layout" svg:width="1.7cm" svg:height="1.201cm" svg:x="11.502cm" svg:y="2.237cm">
          <draw:text-box>
            <text:p text:style-name="P4">a<text:span text:style-name="T2">[1]</text:span></text:p>
          </draw:text-box>
        </draw:frame>
        <draw:custom-shape draw:style-name="gr1" draw:text-style-name="P1" xml:id="id3" draw:id="id3" draw:layer="layout" svg:width="1.6cm" svg:height="1.6cm" svg:x="6.2cm" svg:y="9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6cm" svg:height="1.6cm" svg:x="12.2cm" svg:y="3.871cm">
          <text:p text:style-name="P6">a<text:span text:style-name="T2">[</text:span><text:span text:style-name="T2">1</text:span><text:span text:style-name="T2">]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1.6cm" svg:height="1.6cm" svg:x="12.2cm" svg:y="6.591cm">
          <text:p text:style-name="P8">a<text:span text:style-name="T2">[1]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1.6cm" svg:height="1.6cm" svg:x="12.2cm" svg:y="12.035cm">
          <text:p text:style-name="P8">a<text:span text:style-name="T2">[1</text:span><text:span text:style-name="T2">]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" draw:id="id4" draw:layer="layout" svg:width="1.6cm" svg:height="1.6cm" svg:x="12.2cm" svg:y="9.313cm">
          <text:p text:style-name="P8">a<text:span text:style-name="T2">[1]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7.8cm" svg:y1="7.393cm" svg:x2="12.2cm" svg:y2="7.391cm" draw:start-shape="id1" draw:start-glue-point="10" draw:end-shape="id2" draw:end-glue-point="6" svg:d="M7800 7393l4400-2" svg:viewBox="0 0 4401 3">
          <text:p/>
        </draw:connector>
        <draw:connector draw:style-name="gr8" draw:text-style-name="P10" draw:layer="layout" draw:type="line" svg:x1="7.8cm" svg:y1="10.114cm" svg:x2="12.2cm" svg:y2="10.113cm" draw:start-shape="id3" draw:start-glue-point="10" draw:end-shape="id4" draw:end-glue-point="6" svg:d="M7800 10114l4400-1" svg:viewBox="0 0 4401 2">
          <text:p/>
        </draw:connector>
        <draw:connector draw:style-name="gr8" draw:text-style-name="P10" draw:layer="layout" draw:type="line" svg:x1="7.8cm" svg:y1="7.393cm" svg:x2="12.2cm" svg:y2="4.671cm" draw:start-shape="id1" draw:start-glue-point="10" draw:end-shape="id5" draw:end-glue-point="6" svg:d="M7800 7393l4400-2722" svg:viewBox="0 0 4401 2723">
          <text:p/>
        </draw:connector>
        <draw:connector draw:style-name="gr8" draw:text-style-name="P10" draw:layer="layout" draw:type="line" svg:x1="7.8cm" svg:y1="7.393cm" svg:x2="12.2cm" svg:y2="10.113cm" draw:start-shape="id1" draw:start-glue-point="10" draw:end-shape="id4" draw:end-glue-point="6" svg:d="M7800 7393l4400 2720" svg:viewBox="0 0 4401 2721">
          <text:p/>
        </draw:connector>
        <draw:connector draw:style-name="gr8" draw:text-style-name="P10" draw:layer="layout" draw:type="line" svg:x1="7.8cm" svg:y1="7.393cm" svg:x2="12.2cm" svg:y2="12.835cm" draw:start-shape="id1" draw:start-glue-point="10" draw:end-shape="id6" draw:end-glue-point="6" svg:d="M7800 7393l4400 5442" svg:viewBox="0 0 4401 5443">
          <text:p/>
        </draw:connector>
        <draw:connector draw:style-name="gr8" draw:text-style-name="P10" draw:layer="layout" draw:type="line" svg:x1="7.8cm" svg:y1="10.114cm" svg:x2="12.2cm" svg:y2="4.671cm" draw:start-shape="id3" draw:start-glue-point="10" draw:end-shape="id5" draw:end-glue-point="6" svg:d="M7800 10114l4400-5443" svg:viewBox="0 0 4401 5444">
          <text:p/>
        </draw:connector>
        <draw:connector draw:style-name="gr8" draw:text-style-name="P10" draw:layer="layout" draw:type="line" svg:x1="7.8cm" svg:y1="10.114cm" svg:x2="12.2cm" svg:y2="7.391cm" draw:start-shape="id3" draw:start-glue-point="10" draw:end-shape="id2" draw:end-glue-point="6" svg:d="M7800 10114l4400-2723" svg:viewBox="0 0 4401 2724">
          <text:p/>
        </draw:connector>
        <draw:connector draw:style-name="gr8" draw:text-style-name="P10" draw:layer="layout" draw:type="line" svg:x1="7.8cm" svg:y1="10.114cm" svg:x2="12.2cm" svg:y2="12.835cm" draw:start-shape="id3" draw:start-glue-point="10" draw:end-shape="id6" draw:end-glue-point="6" svg:d="M7800 10114l4400 2721" svg:viewBox="0 0 4401 2722">
          <text:p/>
        </draw:connector>
        <draw:connector draw:style-name="gr9" draw:text-style-name="P10" draw:layer="layout" draw:type="line" svg:x1="13.8cm" svg:y1="4.671cm" svg:x2="18.2cm" svg:y2="7.41cm" draw:start-shape="id5" draw:start-glue-point="10" draw:end-shape="id7" draw:end-glue-point="6" svg:d="M13800 4671l4400 2739" svg:viewBox="0 0 4401 2740">
          <text:p/>
        </draw:connector>
        <draw:connector draw:style-name="gr9" draw:text-style-name="P10" draw:layer="layout" draw:type="line" svg:x1="13.8cm" svg:y1="4.671cm" svg:x2="18.201cm" svg:y2="10.131cm" draw:start-shape="id5" draw:start-glue-point="10" draw:end-shape="id8" draw:end-glue-point="6" svg:d="M13800 4671l4401 5460" svg:viewBox="0 0 4402 5461">
          <text:p/>
        </draw:connector>
        <draw:connector draw:style-name="gr9" draw:text-style-name="P10" draw:layer="layout" draw:type="line" svg:x1="13.8cm" svg:y1="7.391cm" svg:x2="18.2cm" svg:y2="7.41cm" draw:start-shape="id2" draw:start-glue-point="10" draw:end-shape="id7" draw:end-glue-point="6" svg:d="M13800 7391l4400 19" svg:viewBox="0 0 4401 20">
          <text:p/>
        </draw:connector>
        <draw:connector draw:style-name="gr9" draw:text-style-name="P10" draw:layer="layout" draw:type="line" svg:x1="13.8cm" svg:y1="7.391cm" svg:x2="18.201cm" svg:y2="10.131cm" draw:start-shape="id2" draw:start-glue-point="10" draw:end-shape="id8" draw:end-glue-point="6" svg:d="M13800 7391l4401 2740" svg:viewBox="0 0 4402 2741">
          <text:p/>
        </draw:connector>
        <draw:connector draw:style-name="gr9" draw:text-style-name="P10" draw:layer="layout" draw:type="line" svg:x1="13.8cm" svg:y1="10.113cm" svg:x2="18.2cm" svg:y2="7.41cm" draw:start-shape="id4" draw:start-glue-point="10" draw:end-shape="id7" draw:end-glue-point="6" svg:d="M13800 10113l4400-2703" svg:viewBox="0 0 4401 2704">
          <text:p/>
        </draw:connector>
        <draw:connector draw:style-name="gr9" draw:text-style-name="P10" draw:layer="layout" draw:type="line" svg:x1="13.8cm" svg:y1="10.113cm" svg:x2="18.201cm" svg:y2="10.131cm" draw:start-shape="id4" draw:start-glue-point="10" draw:end-shape="id8" draw:end-glue-point="6" svg:d="M13800 10113l4401 18" svg:viewBox="0 0 4402 19">
          <text:p/>
        </draw:connector>
        <draw:connector draw:style-name="gr9" draw:text-style-name="P10" draw:layer="layout" draw:type="line" svg:x1="13.8cm" svg:y1="12.835cm" svg:x2="18.2cm" svg:y2="7.41cm" draw:start-shape="id6" draw:start-glue-point="10" draw:end-shape="id7" draw:end-glue-point="6" svg:d="M13800 12835l4400-5425" svg:viewBox="0 0 4401 5426">
          <text:p/>
        </draw:connector>
        <draw:connector draw:style-name="gr9" draw:text-style-name="P10" draw:layer="layout" draw:type="line" svg:x1="13.8cm" svg:y1="12.835cm" svg:x2="18.201cm" svg:y2="10.131cm" draw:start-shape="id6" draw:start-glue-point="10" draw:end-shape="id8" draw:end-glue-point="6" svg:d="M13800 12835l4401-2704" svg:viewBox="0 0 4402 2705">
          <text:p/>
        </draw:connector>
        <draw:custom-shape draw:style-name="gr10" draw:text-style-name="P12" xml:id="id7" draw:id="id7" draw:layer="layout" svg:width="1.633cm" svg:height="1.633cm" svg:x="18.2cm" svg:y="6.593cm">
          <text:p text:style-name="P11">a<text:span text:style-name="T2">[2]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cm" svg:height="10.6cm" svg:x="6cm" svg:y="3.4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0.6cm" svg:height="2cm" draw:transform="rotate (1.5707963267949) translate (9cm 14.002cm)">
          <text:p text:style-name="P13">Size = (2,4)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0.6cm" svg:x="12cm" svg:y="3.4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cm" svg:height="10.6cm" svg:x="18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0.6cm" svg:height="2cm" draw:transform="rotate (1.5707963267949) translate (15cm 14.002cm)">
          <text:p text:style-name="P16">Size = (4,2)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1.047cm" svg:x="14.238cm" svg:y="2.202cm">
          <draw:text-box>
            <text:p text:style-name="P4">W<text:span text:style-name="T2">[2]</text:span></text:p>
          </draw:text-box>
        </draw:frame>
        <draw:frame draw:style-name="gr15" draw:text-style-name="P5" draw:layer="layout" svg:width="1.7cm" svg:height="1.047cm" svg:x="9.22cm" svg:y="2.096cm">
          <draw:text-box>
            <text:p text:style-name="P4">W<text:span text:style-name="T2">[1]</text:span></text:p>
          </draw:text-box>
        </draw:frame>
        <draw:frame draw:style-name="gr16" draw:text-style-name="P18" draw:layer="layout" svg:width="2.992cm" svg:height="2.059cm" svg:x="11.508cm" svg:y="14.341cm">
          <draw:text-box>
            <text:p text:style-name="P2">Hidden Layer</text:p>
          </draw:text-box>
        </draw:frame>
        <draw:frame draw:style-name="gr16" draw:text-style-name="P18" draw:layer="layout" svg:width="2.536cm" svg:height="2.059cm" svg:x="5.6cm" svg:y="14.341cm">
          <draw:text-box>
            <text:p text:style-name="P2">Input Layer</text:p>
          </draw:text-box>
        </draw:frame>
        <draw:frame draw:style-name="gr17" draw:text-style-name="P18" draw:layer="layout" svg:width="2.903cm" svg:height="1.9cm" svg:x="17.497cm" svg:y="14.341cm">
          <draw:text-box>
            <text:p text:style-name="P2">Output Layer</text:p>
          </draw:text-box>
        </draw:frame>
        <draw:custom-shape draw:style-name="gr18" draw:text-style-name="P12" xml:id="id8" draw:id="id8" draw:layer="layout" svg:width="1.633cm" svg:height="1.634cm" svg:x="18.201cm" svg:y="9.314cm">
          <text:p text:style-name="P11">a<text:span text:style-name="T2">[2]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108cm" svg:height="1.201cm" svg:x="21.36cm" svg:y="9.586cm">
          <draw:text-box>
            <text:p text:style-name="P2"><text:span text:style-name="T1">Output</text:span></text:p>
          </draw:text-box>
        </draw:frame>
        <draw:custom-shape draw:style-name="gr19" draw:text-style-name="P2" draw:layer="layout" svg:width="1.089cm" svg:height="0.816cm" svg:x="19.969cm" svg:y="9.7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1.089cm" svg:height="0.817cm" svg:x="19.97cm" svg:y="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1.7cm" svg:height="1.047cm" svg:x="16.874cm" svg:y="2.237cm">
          <draw:text-box>
            <text:p text:style-name="P4">a<text:span text:style-name="T2">[2]</text:span></text:p>
          </draw:text-box>
        </draw:frame>
        <draw:frame draw:style-name="gr3" draw:text-style-name="P5" draw:layer="layout" svg:width="1.7cm" svg:height="1.201cm" svg:x="6.149cm" svg:y="2.237cm">
          <draw:text-box>
            <text:p text:style-name="P4">a<text:span text:style-name="T2">[0]</text:span></text:p>
          </draw:text-box>
        </draw:frame>
        <draw:frame draw:style-name="gr22" draw:text-style-name="P19" draw:layer="layout" svg:width="1.497cm" svg:height="1.392cm" svg:x="6.405cm" svg:y="9.458cm">
          <draw:text-box>
            <text:p text:style-name="P4"><text:span text:style-name="T1">x</text:span><text:span text:style-name="T4">2</text:span></text:p>
          </draw:text-box>
        </draw:frame>
        <draw:frame draw:style-name="gr22" draw:text-style-name="P19" draw:layer="layout" svg:width="1.36cm" svg:height="1.392cm" svg:x="6.509cm" svg:y="6.76cm">
          <draw:text-box>
            <text:p text:style-name="P4"><text:span text:style-name="T1">x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d7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5-17T16:26:30.419052030</dc:date>
    <meta:editing-duration>PT8H19M44S</meta:editing-duration>
    <meta:editing-cycles>10</meta:editing-cycles>
    <meta:generator>LibreOffice/6.4.7.2$Linux_X86_64 LibreOffice_project/40$Build-2</meta:generator>
    <meta:document-statistic meta:object-count="43"/>
  </office:meta>
</office:document-meta>
</file>